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Heading_20_1">
      <style:text-properties style:font-name="P052" officeooo:rsid="001acb99" officeooo:paragraph-rsid="001acb99"/>
    </style:style>
    <style:style style:name="P2" style:family="paragraph" style:parent-style-name="Heading_20_2">
      <style:text-properties style:font-name="P052"/>
    </style:style>
    <style:style style:name="P3" style:family="paragraph" style:parent-style-name="Standard">
      <style:text-properties style:font-name="Cascadia Mono" officeooo:rsid="001acb99" officeooo:paragraph-rsid="001acb99"/>
    </style:style>
    <style:style style:name="P4" style:family="paragraph" style:parent-style-name="Standard">
      <style:text-properties style:font-name="P052"/>
    </style:style>
    <style:style style:name="P5" style:family="paragraph" style:parent-style-name="Standard">
      <style:text-properties style:font-name="Source Code Pro Medium" fo:font-size="10pt" style:font-size-asian="10pt" style:font-size-complex="10pt"/>
    </style:style>
    <style:style style:name="P6" style:family="paragraph" style:parent-style-name="Standard">
      <style:text-properties style:font-name="Source Code Pro Medium" fo:font-size="10pt" officeooo:rsid="001acb99" officeooo:paragraph-rsid="001acb99" style:font-size-asian="10pt" style:font-size-complex="10pt"/>
    </style:style>
    <style:style style:name="T1" style:family="text">
      <style:text-properties officeooo:rsid="001ac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signment - 1</text:h>
      <text:p text:style-name="P4"/>
      <text:p text:style-name="P4">1. Write a program for searching a given element. The program will display the presence and</text:p>
      <text:p text:style-name="P4">absence of the given element and also show the positional value if it is present.</text:p>
      <text:p text:style-name="P4">Implement the above program by applying linear search and using dynamic memory allocation</text:p>
      <text:p text:style-name="P4">technique.</text:p>
      <text:p text:style-name="P4"/>
      <text:p text:style-name="P4">2. Solve the above program with binary search.</text:p>
      <text:p text:style-name="Standard"/>
      <text:h text:style-name="P2" text:outline-level="2">Program: </text:h>
      <text:p text:style-name="Standard"/>
      <text:p text:style-name="P5">#include &lt;stdio.h&gt;</text:p>
      <text:p text:style-name="P5">#include &lt;stdlib.h&gt;</text:p>
      <text:p text:style-name="P5"/>
      <text:p text:style-name="P5">// Binary and linear search on a dynamic array</text:p>
      <text:p text:style-name="P5"/>
      <text:p text:style-name="P5">int binary_search(int *ptr, int left, int right, int item) {</text:p>
      <text:p text:style-name="P5"><text:s text:c="4"/>/* </text:p>
      <text:p text:style-name="P5"><text:s text:c="8"/>binary_search function takes the pointer PTR to the first </text:p>
      <text:p text:style-name="P5"><text:s text:c="8"/>item in the array, size of the array, and the ITEM to be searched.</text:p>
      <text:p text:style-name="P5"><text:s text:c="8"/>Returns the position of the element of -1 if not found.</text:p>
      <text:p text:style-name="P5"><text:s text:c="4"/>*/</text:p>
      <text:p text:style-name="P5"><text:s text:c="4"/></text:p>
      <text:p text:style-name="P5"><text:tab/>int i, mid;</text:p>
      <text:p text:style-name="P5"/>
      <text:p text:style-name="P5"><text:tab/>if (right &gt;= left) {</text:p>
      <text:p text:style-name="P5"><text:s text:c="8"/>int mid = left + (right - left) / 2;</text:p>
      <text:p text:style-name="P5"><text:s/></text:p>
      <text:p text:style-name="P5"><text:s text:c="8"/>if (ptr[mid] == item)</text:p>
      <text:p text:style-name="P5"><text:s text:c="12"/>return mid;</text:p>
      <text:p text:style-name="P5"><text:s/></text:p>
      <text:p text:style-name="P5"><text:s text:c="8"/>if (ptr[mid] &gt; item)</text:p>
      <text:p text:style-name="P5"><text:s text:c="12"/>return binary_search(ptr, left, mid - 1, item);</text:p>
      <text:p text:style-name="P5"><text:s/></text:p>
      <text:p text:style-name="P5"><text:s text:c="8"/>return binary_search(ptr, mid + 1, right, item);</text:p>
      <text:p text:style-name="P5"><text:s text:c="4"/>}</text:p>
      <text:p text:style-name="P5"><text:s/></text:p>
      <text:p text:style-name="P5"><text:s text:c="4"/>return -1;<text:tab/></text:p>
      <text:p text:style-name="P5">}</text:p>
      <text:p text:style-name="P5"/>
      <text:p text:style-name="P5">int linear_search(int *ptr, int max, int item) {</text:p>
      <text:p text:style-name="P5"><text:s text:c="4"/>/* </text:p>
      <text:p text:style-name="P5"><text:s text:c="8"/>linear_search function takes the pointer PTR to the first </text:p>
      <text:p text:style-name="P5"><text:s text:c="8"/>item in the array, size of the array, and the ITEM to be searched.</text:p>
      <text:p text:style-name="P5"><text:s text:c="8"/>Returns the position of the element of -1 if not found.</text:p>
      <text:p text:style-name="P5"><text:s text:c="4"/>*/</text:p>
      <text:p text:style-name="P5"><text:s text:c="4"/></text:p>
      <text:p text:style-name="P5"><text:soft-page-break/><text:s text:c="4"/>int position_of_item, i;</text:p>
      <text:p text:style-name="P5"><text:tab/></text:p>
      <text:p text:style-name="P5"><text:tab/>for (i = 0; i &lt; max; ++i) {</text:p>
      <text:p text:style-name="P5"><text:tab/><text:tab/></text:p>
      <text:p text:style-name="P5"><text:tab/><text:tab/>if (item == ptr[i]) {</text:p>
      <text:p text:style-name="P5"><text:tab/><text:tab/><text:tab/>position_of_item = i;</text:p>
      <text:p text:style-name="P5"><text:tab/><text:tab/><text:tab/>break;<text:tab/></text:p>
      <text:p text:style-name="P5"><text:tab/><text:tab/>}</text:p>
      <text:p text:style-name="P5"><text:tab/><text:tab/></text:p>
      <text:p text:style-name="P5"><text:tab/><text:tab/>else </text:p>
      <text:p text:style-name="P5"><text:tab/><text:tab/><text:tab/>position_of_item = -1;</text:p>
      <text:p text:style-name="P5"><text:tab/>}</text:p>
      <text:p text:style-name="P5"><text:tab/><text:tab/></text:p>
      <text:p text:style-name="P5"><text:tab/>return position_of_item;</text:p>
      <text:p text:style-name="P5">}</text:p>
      <text:p text:style-name="P5"/>
      <text:p text:style-name="P5">void main() {</text:p>
      <text:p text:style-name="P5"><text:s text:c="4"/>int item, i, max, *ptr, return_value, choice;</text:p>
      <text:p text:style-name="P5"><text:s text:c="4"/></text:p>
      <text:p text:style-name="P5"><text:s text:c="4"/>// max stores the numbers of elements to be stored in the array.</text:p>
      <text:p text:style-name="P5"><text:s text:c="4"/></text:p>
      <text:p text:style-name="P5"><text:s text:c="4"/>printf("Enter number of elements you wish to store: ");</text:p>
      <text:p text:style-name="P5"><text:s text:c="4"/>scanf("%d", &amp;max);</text:p>
      <text:p text:style-name="P5"><text:s text:c="4"/></text:p>
      <text:p text:style-name="P5"><text:s text:c="4"/>ptr = (int*)malloc(max * sizeof(int));</text:p>
      <text:p text:style-name="P5"><text:s text:c="4"/></text:p>
      <text:p text:style-name="P5"><text:s text:c="4"/>if (ptr == NULL) {</text:p>
      <text:p text:style-name="P5"><text:s text:c="8"/>printf("Memory allocation <text:span text:style-name="T1">failed</text:span>.\n");</text:p>
      <text:p text:style-name="P5"><text:s text:c="8"/>exit(0);</text:p>
      <text:p text:style-name="P5"><text:s text:c="4"/>}</text:p>
      <text:p text:style-name="P5"><text:s text:c="4"/>else {</text:p>
      <text:p text:style-name="P5"><text:s text:c="8"/>printf("Memory allocation sucessful.\n");</text:p>
      <text:p text:style-name="P5"><text:s text:c="8"/>printf("Enter the elements to be stored in an ascending form.\n");</text:p>
      <text:p text:style-name="P5"><text:s text:c="8"/></text:p>
      <text:p text:style-name="P5"><text:s text:c="8"/>for (i = 0; i &lt; max; ++i) {</text:p>
      <text:p text:style-name="P5"><text:s text:c="12"/>printf("Enter element number[%d]: ", i);</text:p>
      <text:p text:style-name="P5"><text:tab/><text:tab/><text:tab/>scanf("%d", &amp;ptr[i]);</text:p>
      <text:p text:style-name="P5"><text:s text:c="8"/>}</text:p>
      <text:p text:style-name="P5"/>
      <text:p text:style-name="P5"><text:tab/><text:tab/>for (i = 0; i &lt; max; ++i)</text:p>
      <text:p text:style-name="P5"><text:tab/><text:tab/><text:tab/>printf("| %d ", ptr[i]);</text:p>
      <text:p text:style-name="P5"><text:s text:c="8"/>printf(" |\n");</text:p>
      <text:p text:style-name="P5"><text:s text:c="4"/>}</text:p>
      <text:p text:style-name="P5"><text:s text:c="4"/></text:p>
      <text:p text:style-name="P5"><text:s text:c="4"/>printf("Enter element to be searched: ");</text:p>
      <text:p text:style-name="P5"><text:s text:c="4"/>scanf("%d", &amp;item);</text:p>
      <text:p text:style-name="P5"><text:s text:c="4"/></text:p>
      <text:p text:style-name="P5"><text:tab/>choice: </text:p>
      <text:p text:style-name="P5"><text:tab/><text:tab/>printf("\n\n1.Use linear Search\n2.Use Binary Search\nEnter choice: ");</text:p>
      <text:p text:style-name="P5"><text:tab/><text:tab/>scanf("%d", &amp;choice);</text:p>
      <text:p text:style-name="P5"/>
      <text:p text:style-name="P5"><text:tab/>switch (choice)</text:p>
      <text:p text:style-name="P5"><text:tab/>{</text:p>
      <text:p text:style-name="P5"><text:soft-page-break/><text:tab/>case 1:</text:p>
      <text:p text:style-name="P5"><text:tab/><text:tab/>// calling the linear search function</text:p>
      <text:p text:style-name="P5"><text:tab/><text:tab/>return_value = linear_search(ptr, max, item);</text:p>
      <text:p text:style-name="P5"><text:tab/><text:tab/></text:p>
      <text:p text:style-name="P5"><text:tab/><text:tab/>if (return_value &gt;= 0) </text:p>
      <text:p text:style-name="P5"><text:tab/><text:tab/><text:tab/>printf("Element found at: %d\n", return_value);</text:p>
      <text:p text:style-name="P5"><text:tab/><text:tab/>else </text:p>
      <text:p text:style-name="P5"><text:tab/><text:tab/><text:tab/>printf("Element not found\n");</text:p>
      <text:p text:style-name="P5"><text:tab/><text:tab/>break;</text:p>
      <text:p text:style-name="P5"><text:tab/></text:p>
      <text:p text:style-name="P5"><text:tab/>case 2: </text:p>
      <text:p text:style-name="P5"><text:tab/><text:tab/>// calling the binary search function</text:p>
      <text:p text:style-name="P5"><text:tab/><text:tab/>return_value = binary_search(ptr, 0, max-1, item);</text:p>
      <text:p text:style-name="P5"/>
      <text:p text:style-name="P5"><text:tab/><text:tab/>if (return_value &gt;= 0) </text:p>
      <text:p text:style-name="P5"><text:tab/><text:tab/><text:tab/>printf("Element found at: %d\n", return_value);</text:p>
      <text:p text:style-name="P5"><text:tab/><text:tab/>else </text:p>
      <text:p text:style-name="P5"><text:tab/><text:tab/><text:tab/>printf("Element not found\n");</text:p>
      <text:p text:style-name="P5"><text:tab/><text:tab/>break;</text:p>
      <text:p text:style-name="P5"/>
      <text:p text:style-name="P5"><text:tab/>default:</text:p>
      <text:p text:style-name="P5"><text:tab/><text:tab/>goto choice;</text:p>
      <text:p text:style-name="P5"><text:tab/><text:tab/>break;</text:p>
      <text:p text:style-name="P5"><text:tab/>}</text:p>
      <text:p text:style-name="P5">}</text:p>
      <text:p text:style-name="P5"/>
      <text:h text:style-name="P2" text:outline-level="2">Output: </text:h>
      <text:p text:style-name="P3"/>
      <text:p text:style-name="P6">Enter number of elements you wish to store: 8</text:p>
      <text:p text:style-name="P6">Memory allocation successful.</text:p>
      <text:p text:style-name="P6">Enter the elements to be stored in an ascending form.</text:p>
      <text:p text:style-name="P6">Enter element number[0]: 1</text:p>
      <text:p text:style-name="P6">Enter element number[1]: 2</text:p>
      <text:p text:style-name="P6">Enter element number[2]: 3</text:p>
      <text:p text:style-name="P6">Enter element number[3]: 4</text:p>
      <text:p text:style-name="P6">Enter element number[4]: 5</text:p>
      <text:p text:style-name="P6">Enter element number[5]: 6</text:p>
      <text:p text:style-name="P6">Enter element number[6]: 7</text:p>
      <text:p text:style-name="P6">Enter element number[7]: 8</text:p>
      <text:p text:style-name="P6">| 1 | 2 | 3 | 4 | 5 | 6 | 7 | 8 <text:s/>|</text:p>
      <text:p text:style-name="P6">Enter element to be searched: 6</text:p>
      <text:p text:style-name="P6"/>
      <text:p text:style-name="P6"/>
      <text:p text:style-name="P6">1.Use linear Search</text:p>
      <text:p text:style-name="P6">2.Use Binary Search</text:p>
      <text:p text:style-name="P6">Enter choice: 2</text:p>
      <text:p text:style-name="P6">Element found at: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9:16:56.710441627</meta:creation-date>
    <dc:date>2023-03-13T19:23:49.012324584</dc:date>
    <meta:editing-duration>PT6M53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3" meta:paragraph-count="130" meta:word-count="505" meta:character-count="3308" meta:non-whitespace-character-count="2525"/>
  </office:meta>
</office:document-meta>
</file>